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Helvetica" svg:font-family="Helvetic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automatic-styles>
    <style:style style:name="Tableau1" style:family="table">
      <style:table-properties style:width="17.381cm" fo:margin-left="-0.016cm" fo:margin-top="0cm" fo:margin-bottom="0cm" table:align="left" fo:background-color="#ced7e7" style:writing-mode="lr-tb">
        <style:background-image/>
      </style:table-properties>
    </style:style>
    <style:style style:name="Tableau1.A" style:family="table-column">
      <style:table-column-properties style:column-width="4.292cm"/>
    </style:style>
    <style:style style:name="Tableau1.B" style:family="table-column">
      <style:table-column-properties style:column-width="4.209cm"/>
    </style:style>
    <style:style style:name="Tableau1.C" style:family="table-column">
      <style:table-column-properties style:column-width="4.775cm"/>
    </style:style>
    <style:style style:name="Tableau1.D" style:family="table-column">
      <style:table-column-properties style:column-width="4.105cm"/>
    </style:style>
    <style:style style:name="Tableau1.1" style:family="table-row">
      <style:table-row-properties style:min-row-height="0.529cm" fo:keep-together="auto"/>
    </style:style>
    <style:style style:name="Tableau1.A1" style:family="table-cell">
      <style:table-cell-properties style:vertical-align="" fo:background-color="#ffffff" fo:padding="0.141cm" fo:border="0.5pt solid #000001">
        <style:background-image/>
      </style:table-cell-properties>
    </style:style>
    <style:style style:name="Tableau1.A3" style:family="table-cell">
      <style:table-cell-properties style:vertical-align="" fo:background-color="#ffffff" fo:padding="0.141cm" fo:border-left="0.5pt solid #000001" fo:border-right="0.5pt solid #000001" fo:border-top="none" fo:border-bottom="0.5pt solid #000001">
        <style:background-image/>
      </style:table-cell-properties>
    </style:style>
    <style:style style:name="P1" style:family="paragraph" style:parent-style-name="Body">
      <style:paragraph-properties fo:margin-left="0cm" fo:margin-right="0cm" fo:text-align="start" style:justify-single-word="false" fo:orphans="0" fo:widows="0" fo:hyphenation-ladder-count="no-limit" fo:text-indent="0cm" style:auto-text-indent="false" style:writing-mode="lr-tb"/>
      <style:text-properties fo:hyphenate="false" fo:hyphenation-remain-char-count="2" fo:hyphenation-push-char-count="2"/>
    </style:style>
    <style:style style:name="P2" style:family="paragraph" style:parent-style-name="Body">
      <style:paragraph-properties fo:margin-left="0cm" fo:margin-right="0cm" fo:text-align="start" style:justify-single-word="false" fo:orphans="0" fo:widows="0" fo:hyphenation-ladder-count="no-limit" fo:text-indent="0cm" style:auto-text-indent="false" style:writing-mode="lr-tb"/>
      <style:text-properties officeooo:paragraph-rsid="00127986" fo:hyphenate="false" fo:hyphenation-remain-char-count="2" fo:hyphenation-push-char-count="2"/>
    </style:style>
    <style:style style:name="P3" style:family="paragraph" style:parent-style-name="Body">
      <style:paragraph-properties fo:margin-left="0cm" fo:margin-right="0cm" fo:text-align="start" style:justify-single-word="false" fo:orphans="0" fo:widows="0" fo:hyphenation-ladder-count="no-limit" fo:text-indent="0cm" style:auto-text-indent="false" style:writing-mode="lr-tb"/>
      <style:text-properties style:font-name="Times New Roman" fo:font-size="12pt" style:text-underline-style="none" style:letter-kerning="true" style:font-name-asian="Times New Roman1" style:font-size-asian="12pt" style:font-name-complex="Times New Roman1" style:font-size-complex="12pt" fo:hyphenate="false" fo:hyphenation-remain-char-count="2" fo:hyphenation-push-char-count="2"/>
    </style:style>
    <style:style style:name="P4" style:family="paragraph" style:parent-style-name="Body">
      <style:paragraph-properties fo:margin-left="0cm" fo:margin-right="0cm" fo:text-align="start" style:justify-single-word="false" fo:orphans="0" fo:widows="0" fo:hyphenation-ladder-count="no-limit" fo:text-indent="0cm" style:auto-text-indent="false" style:writing-mode="lr-tb"/>
      <style:text-properties officeooo:rsid="00119094" officeooo:paragraph-rsid="00119094" fo:hyphenate="false" fo:hyphenation-remain-char-count="2" fo:hyphenation-push-char-count="2"/>
    </style:style>
    <style:style style:name="P5" style:family="paragraph" style:parent-style-name="Body">
      <style:paragraph-properties fo:margin-left="0cm" fo:margin-right="0cm" fo:text-align="start" style:justify-single-word="false" fo:orphans="0" fo:widows="0" fo:hyphenation-ladder-count="no-limit" fo:text-indent="0cm" style:auto-text-indent="false" style:writing-mode="lr-tb"/>
      <style:text-properties officeooo:rsid="00119094" officeooo:paragraph-rsid="00127986" fo:hyphenate="false" fo:hyphenation-remain-char-count="2" fo:hyphenation-push-char-count="2"/>
    </style:style>
    <style:style style:name="P6" style:family="paragraph" style:parent-style-name="Body">
      <style:paragraph-properties fo:margin-left="0cm" fo:margin-right="0cm" fo:text-align="start" style:justify-single-word="false" fo:orphans="0" fo:widows="0" fo:hyphenation-ladder-count="no-limit" fo:text-indent="0cm" style:auto-text-indent="false" style:writing-mode="lr-tb"/>
      <style:text-properties officeooo:rsid="00127986" officeooo:paragraph-rsid="00127986" fo:hyphenate="false" fo:hyphenation-remain-char-count="2" fo:hyphenation-push-char-count="2"/>
    </style:style>
    <style:style style:name="P7" style:family="paragraph" style:parent-style-name="Heading_20_1">
      <style:paragraph-properties fo:text-align="center" style:justify-single-word="false"/>
    </style:style>
    <style:style style:name="P8" style:family="paragraph" style:parent-style-name="Heading_20_1" style:master-page-name="Standard">
      <style:paragraph-properties fo:text-align="center" style:justify-single-word="false" style:page-number="auto"/>
    </style:style>
    <style:style style:name="P9" style:family="paragraph" style:parent-style-name="Default">
      <style:paragraph-properties fo:text-align="center" style:justify-single-word="false"/>
    </style:style>
    <style:style style:name="P10" style:family="paragraph" style:parent-style-name="Default" style:list-style-name="WWNum2"/>
    <style:style style:name="P11" style:family="paragraph" style:parent-style-name="Default">
      <style:text-properties officeooo:paragraph-rsid="00127986"/>
    </style:style>
    <style:style style:name="P12" style:family="paragraph" style:parent-style-name="Default">
      <style:text-properties style:font-name="Arial" fo:font-size="16pt" fo:font-weight="bold" officeooo:paragraph-rsid="00127986" style:font-size-asian="16pt" style:font-weight-asian="bold" style:font-size-complex="16pt" style:font-weight-complex="bold"/>
    </style:style>
    <style:style style:name="P13" style:family="paragraph" style:parent-style-name="Default">
      <style:paragraph-properties fo:break-before="page"/>
    </style:style>
    <style:style style:name="P14" style:family="paragraph" style:parent-style-name="Header_20__26__20_Footer">
      <style:paragraph-properties fo:text-align="start" style:justify-single-word="false" style:writing-mode="lr-tb"/>
    </style:style>
    <style:style style:name="T1" style:family="text">
      <style:text-properties fo:language="nl" fo:country="NL"/>
    </style:style>
    <style:style style:name="T2" style:family="text">
      <style:text-properties fo:language="nl" fo:country="NL" fo:font-weight="bold" style:font-name-asian="Arial Unicode MS" style:font-weight-asian="bold" style:font-name-complex="Arial Unicode MS" style:font-weight-complex="bold"/>
    </style:style>
    <style:style style:name="T3" style:family="text">
      <style:text-properties fo:font-weight="bold" style:font-weight-asian="bold" style:font-weight-complex="bold"/>
    </style:style>
    <style:style style:name="T4" style:family="text">
      <style:text-properties fo:font-size="18pt" fo:language="nl" fo:country="NL" fo:font-weight="bold" style:font-size-asian="18pt" style:font-weight-asian="bold" style:font-size-complex="18pt" style:font-weight-complex="bold"/>
    </style:style>
    <style:style style:name="T5" style:family="text">
      <style:text-properties fo:font-size="18pt" fo:font-weight="bold" style:font-size-asian="18pt" style:font-weight-asian="bold" style:font-size-complex="18pt" style:font-weight-complex="bold"/>
    </style:style>
    <style:style style:name="T6" style:family="text">
      <style:text-properties fo:language="en" fo:country="US"/>
    </style:style>
    <style:style style:name="T7" style:family="text">
      <style:text-properties fo:language="en" fo:country="US" style:font-name-asian="Arial Unicode MS" style:font-name-complex="Arial Unicode MS"/>
    </style:style>
    <style:style style:name="T8" style:family="text">
      <style:text-properties style:font-name="Times New Roman" fo:font-size="12pt" fo:language="en" fo:country="US" style:text-underline-style="none" style:letter-kerning="true" style:font-size-asian="12pt" style:font-size-complex="12pt"/>
    </style:style>
    <style:style style:name="T9" style:family="text">
      <style:text-properties style:font-name="Times New Roman" fo:font-size="12pt" fo:language="en" fo:country="US" style:text-underline-style="none" style:letter-kerning="true" style:font-name-asian="Times New Roman1" style:font-size-asian="12pt" style:font-name-complex="Times New Roman1" style:font-size-complex="12pt"/>
    </style:style>
    <style:style style:name="T10" style:family="text">
      <style:text-properties style:font-name="Times New Roman" fo:font-size="12pt" style:text-underline-style="none" style:letter-kerning="true" style:font-size-asian="12pt" style:font-size-complex="12pt"/>
    </style:style>
    <style:style style:name="T11" style:family="text">
      <style:text-properties style:font-name="Times New Roman" fo:font-size="12pt" style:text-underline-style="none" style:letter-kerning="true" style:font-name-asian="Times New Roman1" style:font-size-asian="12pt" style:font-name-complex="Times New Roman1" style:font-size-complex="12pt"/>
    </style:style>
    <style:style style:name="T12" style:family="text">
      <style:text-properties style:font-name="Times New Roman" fo:font-size="12pt" fo:language="de" fo:country="DE" style:text-underline-style="none" style:letter-kerning="true" style:font-size-asian="12pt" style:font-size-complex="12pt"/>
    </style:style>
    <style:style style:name="T13" style:family="text">
      <style:text-properties style:font-name="Times New Roman" fo:font-size="12pt" fo:language="nl" fo:country="NL" style:text-underline-style="none" style:letter-kerning="true" style:font-size-asian="12pt" style:font-size-complex="12pt"/>
    </style:style>
    <style:style style:name="T14" style:family="text">
      <style:text-properties style:font-name-asian="Arial Unicode MS" style:font-name-complex="Arial Unicode MS"/>
    </style:style>
    <style:style style:name="T15" style:family="text">
      <style:text-properties officeooo:rsid="0011909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text:span text:style-name="T1">TEST PLAN OUTLINE</text:span></text:h>
      <text:h text:style-name="P7" text:outline-level="1"><text:span text:style-name="T1">(IEEE 829 Format)</text:span></text:h>
      <text:p text:style-name="Default"/>
      <text:p text:style-name="Default"><text:span text:style-name="T2">1. Test Plan Identifier</text:span></text:p>
      <text:p text:style-name="Default"><text:span text:style-name="T2">2. Introduction</text:span></text:p>
      <text:p text:style-name="Default"><text:span text:style-name="T2">3. Test Items</text:span></text:p>
      <text:p text:style-name="Default"><text:span text:style-name="T2">4. Software Risk Issues</text:span></text:p>
      <text:p text:style-name="Default"><text:span text:style-name="T2">5. Features to be Tested</text:span></text:p>
      <text:p text:style-name="Default"><text:span text:style-name="T2">6. Features not to be Tested</text:span></text:p>
      <text:p text:style-name="Default"><text:span text:style-name="T2">7.Approach</text:span></text:p>
      <text:p text:style-name="Default"><text:span text:style-name="T2">8. Item Pass/Fail Criteria</text:span></text:p>
      <text:p text:style-name="Default"><text:span text:style-name="T2">9. Suspension Criteria and Resumption Requirements</text:span></text:p>
      <text:p text:style-name="Default"><text:span text:style-name="T2">10. Test Deliverables</text:span></text:p>
      <text:p text:style-name="Default"><text:span text:style-name="T2">11. Remaining Test Tasks</text:span></text:p>
      <text:p text:style-name="Default"><text:span text:style-name="T2">12. Environmental Needs</text:span></text:p>
      <text:p text:style-name="Default"><text:span text:style-name="T2">13. Staffing and Training Needs</text:span></text:p>
      <text:p text:style-name="Default"><text:span text:style-name="T2">14.Res pons ib ilities</text:span></text:p>
      <text:p text:style-name="Default"><text:span text:style-name="T2">15.Schedule</text:span></text:p>
      <text:p text:style-name="Default"><text:span text:style-name="T2">16. Planning Risks and Contingencies</text:span></text:p>
      <text:p text:style-name="Default"><text:span text:style-name="T2">17.Approvals</text:span></text:p>
      <text:p text:style-name="Default"><text:span text:style-name="T2">18.Glossary</text:span></text:p>
      <text:p text:style-name="P13"/>
      <text:p text:style-name="Default"/>
      <text:p text:style-name="P9"><text:span text:style-name="T4">IEEE TEST PLAN TEMPLATE</text:span></text:p>
      <text:p text:style-name="Default"/>
      <text:h text:style-name="Heading_20_1" text:outline-level="1">1. Test Plan Identifier</text:h>
      <text:p text:style-name="Default"/>
      <text:p text:style-name="Default"><text:span text:style-name="T7">Test Plan number 1.</text:span></text:p>
      <text:p text:style-name="Default"/>
      <text:p text:style-name="P1"><text:span text:style-name="T8">Teacher: Dr. ir. N. Goga</text:span></text:p>
      <text:p text:style-name="P1"><text:span text:style-name="T8">Team members: <text:s/>Ivanne Sanchez</text:span></text:p>
      <text:p text:style-name="P1"><text:span text:style-name="T9"><text:tab/><text:tab/> <text:s text:c="3"/></text:span><text:span text:style-name="T8">Omar Ahmad Mohssen</text:span></text:p>
      <text:p text:style-name="P1"><text:span text:style-name="T9"><text:tab/><text:tab/> <text:s text:c="3"/>Maywadee Soytong</text:span></text:p>
      <text:p text:style-name="P3"/>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office:value-type="string">
            <text:p text:style-name="P1"><text:span text:style-name="T8">Day</text:span></text:p>
          </table:table-cell>
          <table:table-cell table:style-name="Tableau1.A1" office:value-type="string">
            <text:p text:style-name="P1"><text:span text:style-name="T8">Action</text:span></text:p>
          </table:table-cell>
          <table:table-cell table:style-name="Tableau1.A1" office:value-type="string">
            <text:p text:style-name="P1"><text:span text:style-name="T8">TestPlanIdentifier</text:span></text:p>
          </table:table-cell>
          <table:table-cell table:style-name="Tableau1.A1" office:value-type="string">
            <text:p text:style-name="P1"><text:span text:style-name="T8">Actor</text:span></text:p>
          </table:table-cell>
        </table:table-row>
        <table:table-row table:style-name="Tableau1.1">
          <table:table-cell table:style-name="Tableau1.A1" office:value-type="string">
            <text:p text:style-name="P1"><text:span text:style-name="T8">20.11.2015</text:span></text:p>
          </table:table-cell>
          <table:table-cell table:style-name="Tableau1.A1" office:value-type="string">
            <text:p text:style-name="P1"><text:span text:style-name="T8">Write the document</text:span></text:p>
          </table:table-cell>
          <table:table-cell table:style-name="Tableau1.A1" office:value-type="string">
            <text:p text:style-name="P1"><text:span text:style-name="T8">1.1</text:span></text:p>
          </table:table-cell>
          <table:table-cell table:style-name="Tableau1.A1" office:value-type="string">
            <text:p text:style-name="P1"><text:span text:style-name="T8">Maywadee Soytong</text:span></text:p>
          </table:table-cell>
        </table:table-row>
        <table:table-row table:style-name="Tableau1.1">
          <table:table-cell table:style-name="Tableau1.A3" office:value-type="string">
            <text:p text:style-name="P1">??/??/??</text:p>
          </table:table-cell>
          <table:table-cell table:style-name="Tableau1.A3" office:value-type="string">
            <text:p text:style-name="P4">Describe some use case and expected results*</text:p>
          </table:table-cell>
          <table:table-cell table:style-name="Tableau1.A3" office:value-type="string">
            <text:p text:style-name="P4">2.1</text:p>
          </table:table-cell>
          <table:table-cell table:style-name="Tableau1.A3" office:value-type="string">
            <text:p text:style-name="P4">All ?</text:p>
          </table:table-cell>
        </table:table-row>
        <table:table-row table:style-name="Tableau1.1">
          <table:table-cell table:style-name="Tableau1.A3" office:value-type="string">
            <text:p text:style-name="P5">??/??/??</text:p>
          </table:table-cell>
          <table:table-cell table:style-name="Tableau1.A3" office:value-type="string">
            <text:p text:style-name="P4">Write unit tests for :</text:p>
            <text:p text:style-name="P4">- the console</text:p>
            <text:p text:style-name="P4">- the game logic</text:p>
            <text:p text:style-name="P4">- the <text:span text:style-name="T8">parsing</text:span><text:span text:style-name="T10"> </text:span><text:span text:style-name="T8">from the file that this game application use as</text:span><text:span text:style-name="T13"> DataBase*</text:span></text:p>
          </table:table-cell>
          <table:table-cell table:style-name="Tableau1.A3" office:value-type="string">
            <text:p text:style-name="P4">2.2</text:p>
          </table:table-cell>
          <table:table-cell table:style-name="Tableau1.A3" office:value-type="string">
            <text:p text:style-name="P5">All ?</text:p>
          </table:table-cell>
        </table:table-row>
        <table:table-row table:style-name="Tableau1.1">
          <table:table-cell table:style-name="Tableau1.A3" office:value-type="string">
            <text:p text:style-name="P2">??/??/??</text:p>
          </table:table-cell>
          <table:table-cell table:style-name="Tableau1.A3" office:value-type="string">
            <text:p text:style-name="P4">Write integration tests*</text:p>
          </table:table-cell>
          <table:table-cell table:style-name="Tableau1.A3" office:value-type="string">
            <text:p text:style-name="P4">2.3</text:p>
          </table:table-cell>
          <table:table-cell table:style-name="Tableau1.A3" office:value-type="string">
            <text:p text:style-name="P5">All ?</text:p>
          </table:table-cell>
        </table:table-row>
        <table:table-row table:style-name="Tableau1.1">
          <table:table-cell table:style-name="Tableau1.A3" office:value-type="string">
            <text:p text:style-name="P2">??/??/??</text:p>
          </table:table-cell>
          <table:table-cell table:style-name="Tableau1.A3" office:value-type="string">
            <text:p text:style-name="P4">Perform use tests described in 3.1*</text:p>
          </table:table-cell>
          <table:table-cell table:style-name="Tableau1.A3" office:value-type="string">
            <text:p text:style-name="P4">3.1</text:p>
          </table:table-cell>
          <table:table-cell table:style-name="Tableau1.A3" office:value-type="string">
            <text:p text:style-name="P5">All ?</text:p>
          </table:table-cell>
        </table:table-row>
        <table:table-row table:style-name="Tableau1.1">
          <table:table-cell table:style-name="Tableau1.A3" office:value-type="string">
            <text:p text:style-name="P2">??/??/??</text:p>
          </table:table-cell>
          <table:table-cell table:style-name="Tableau1.A3" office:value-type="string">
            <text:p text:style-name="P4">Perform some exploratory tests*</text:p>
          </table:table-cell>
          <table:table-cell table:style-name="Tableau1.A3" office:value-type="string">
            <text:p text:style-name="P4">3.2</text:p>
          </table:table-cell>
          <table:table-cell table:style-name="Tableau1.A3" office:value-type="string">
            <text:p text:style-name="P5">All ?</text:p>
          </table:table-cell>
        </table:table-row>
        <table:table-row table:style-name="Tableau1.1">
          <table:table-cell table:style-name="Tableau1.A3" office:value-type="string">
            <text:p text:style-name="P2">??/??/??</text:p>
          </table:table-cell>
          <table:table-cell table:style-name="Tableau1.A3" office:value-type="string">
            <text:p text:style-name="P6">Finish test report document</text:p>
          </table:table-cell>
          <table:table-cell table:style-name="Tableau1.A3" office:value-type="string">
            <text:p text:style-name="P6">4.0</text:p>
          </table:table-cell>
          <table:table-cell table:style-name="Tableau1.A3" office:value-type="string">
            <text:p text:style-name="P5">All ?</text:p>
          </table:table-cell>
        </table:table-row>
      </table:table>
      <text:p text:style-name="Default"/>
      <text:p text:style-name="P11">* <text:span text:style-name="T15">For each of those steps, update test report document</text:span></text:p>
      <text:p text:style-name="P11"/>
      <text:p text:style-name="P12">2. Introduction</text:p>
      <text:p text:style-name="P12"/>
      <text:p text:style-name="P1"><text:span text:style-name="T8">This plan is to test our software, initialy described in the short project document. The </text:span><text:bookmark-start text:name="_DdeLink__5_991034020"/><text:span text:style-name="T12">“</text:span><text:span text:style-name="T8">formal verification of <text:s/>components design</text:span><text:bookmark-end text:name="_DdeLink__5_991034020"/><text:span text:style-name="T8">” document contains the promela code and the spin verification of this code. <text:s/>This is the Master test plan level.</text:span></text:p>
      <text:p text:style-name="Default"/>
      <text:p text:style-name="Default"/>
      <text:h text:style-name="Heading_20_1" text:outline-level="1"><text:soft-page-break/>3.Test Items (Functions)</text:h>
      <text:p text:style-name="Default"/>
      <text:p text:style-name="P1"><text:span text:style-name="T8">The two modules of our project, the game logic and the database which is a file, will have to be tested.</text:span></text:p>
      <text:h text:style-name="Heading_20_1" text:outline-level="1">4. Software Risk Issues</text:h>
      <text:p text:style-name="P1"><text:span text:style-name="T8">The major software risk issue will be the Impacts on Client of our product. Because the user will have to guess the game in correctly pattern</text:span><text:span text:style-name="T10">.</text:span></text:p>
      <text:p text:style-name="P3"/>
      <text:h text:style-name="Heading_20_1" text:outline-level="1"><text:span text:style-name="T6">5. Features to be Tested</text:span></text:h>
      <text:p text:style-name="P1"><text:span text:style-name="T8">- The console of the game</text:span></text:p>
      <text:p text:style-name="P1"><text:span text:style-name="T8">- The game logic</text:span></text:p>
      <text:p text:style-name="P1"><text:span text:style-name="T8">- The parsing</text:span><text:span text:style-name="T10"> </text:span><text:span text:style-name="T8">from the file that this game application use as</text:span><text:span text:style-name="T13"> DataBase</text:span></text:p>
      <text:p text:style-name="P3"/>
      <text:p text:style-name="P3"/>
      <text:h text:style-name="Heading_20_1" text:outline-level="1"><text:span text:style-name="T6">6</text:span>. Features not to be Tested</text:h>
      <text:p text:style-name="Default"><text:span text:style-name="T7">Not applicable</text:span></text:p>
      <text:h text:style-name="Heading_20_1" text:outline-level="1"><text:span text:style-name="T6">7</text:span>. Approach (Strategy)</text:h>
      <text:p text:style-name="Default"/>
      <text:p text:style-name="P1"><text:span text:style-name="T8">We will do back box tests for the unit test, using the boundary value analysis. We will give to the unit several values and test if the output correspond to what is expected.</text:span></text:p>
      <text:p text:style-name="P3"/>
      <text:p text:style-name="P1"><text:span text:style-name="T8">For the integration system testing, we will do the white box method to test all the paths of the system.</text:span></text:p>
      <text:p text:style-name="P3"/>
      <text:h text:style-name="Heading_20_1" text:outline-level="1"><text:span text:style-name="T6">8</text:span>. Item Pass/Fail Criteria</text:h>
      <text:p text:style-name="P1"><text:span text:style-name="T8">The Completion criteria for this plan is a critical aspect of any test plan and should be appropriate to the level of the plan.</text:span></text:p>
      <text:p text:style-name="P1"><text:span text:style-name="T10">• </text:span><text:span text:style-name="T8">Completion criteria for the Unit test level:</text:span></text:p>
      <text:p text:style-name="P1"><text:span text:style-name="T11"><text:tab/>•</text:span><text:span text:style-name="T8">95% of cases completed.</text:span></text:p>
      <text:p text:style-name="P1"><text:span text:style-name="T10">•</text:span><text:span text:style-name="T8">At the Master test plan level this could be items such as:</text:span></text:p>
      <text:p text:style-name="P1"><text:span text:style-name="T11"><text:tab/>•</text:span><text:span text:style-name="T8">95% of plans completed without errors.</text:span></text:p>
      <text:p text:style-name="Default"/>
      <text:h text:style-name="Heading_20_2" text:outline-level="2"><text:span text:style-name="T6">9</text:span>. Suspension Criteria and Resumption Requirements</text:h>
      <text:p text:style-name="Default"><text:span text:style-name="T14">Not applicable</text:span></text:p>
      <text:p text:style-name="Default"/>
      <text:h text:style-name="Heading_20_1" text:outline-level="1">1<text:span text:style-name="T6">0</text:span>. Test Deliverables</text:h>
      <text:p text:style-name="Default"><text:span text:style-name="T14">• Test plan document.</text:span></text:p>
      <text:p text:style-name="Default"><text:span text:style-name="T14">• Test cases.</text:span></text:p>
      <text:list xml:id="list2906082949259105044" text:style-name="WWNum2">
        <text:list-item>
          <text:p text:style-name="P10"><text:span text:style-name="T14">Test design specifications.</text:span></text:p>
        </text:list-item>
      </text:list>
      <text:p text:style-name="Default"/>
      <text:h text:style-name="Heading_20_1" text:outline-level="1"><text:soft-page-break/>12. Remaining Test Tasks</text:h>
      <text:p text:style-name="Default"><text:span text:style-name="T14">Not applicable</text:span></text:p>
      <text:p text:style-name="Default"/>
      <text:h text:style-name="Heading_20_1" text:outline-level="1">13. Environmental Needs</text:h>
      <text:p text:style-name="Default"><text:span text:style-name="T14">Not applicable</text:span></text:p>
      <text:p text:style-name="Default"/>
      <text:h text:style-name="Heading_20_1" text:outline-level="1">14. Staffing and Training needs</text:h>
      <text:p text:style-name="Default"><text:span text:style-name="T14">Not applicable</text:span></text:p>
      <text:p text:style-name="Default"/>
      <text:h text:style-name="Heading_20_1" text:outline-level="1">15. Responsibilities</text:h>
      <text:p text:style-name="Default"><text:span text:style-name="T14">Who is in charge?</text:span></text:p>
      <text:p text:style-name="Default"><text:span text:style-name="T14">This issue includes all areas of the plan. Here are some examples:</text:span></text:p>
      <text:p text:style-name="Default"><text:span text:style-name="T14">• Setting risks.</text:span></text:p>
      <text:p text:style-name="Default"><text:span text:style-name="T14">• Selecting features to be tested and not tested.</text:span></text:p>
      <text:p text:style-name="Default"><text:span text:style-name="T14">• Setting overall strategy for this level of plan.</text:span></text:p>
      <text:p text:style-name="Default"><text:span text:style-name="T14">• Ensuring all required elements are in place for testing.</text:span></text:p>
      <text:p text:style-name="Default"><text:span text:style-name="T14">• Providing for resolution of scheduling conflicts, especially, if testing is done on the</text:span></text:p>
      <text:p text:style-name="Default"><text:span text:style-name="T14">production system.</text:span></text:p>
      <text:p text:style-name="Default"><text:span text:style-name="T14">• Who provides the required training?</text:span></text:p>
      <text:p text:style-name="Default"><text:span text:style-name="T14">• Who makes the critical go/no go decisions for items not covered in the test plans?</text:span></text:p>
      <text:h text:style-name="Heading_20_1" text:outline-level="1">16. Schedule</text:h>
      <text:p text:style-name="Default"/>
      <text:p text:style-name="P4"><text:span text:style-name="T9">09/12/15 : test planning document</text:span></text:p>
      <text:p text:style-name="P4"><text:span text:style-name="T9">??/??/?? : unit tests</text:span></text:p>
      <text:p text:style-name="P4"><text:span text:style-name="T9">??/??/?? : integration tests</text:span></text:p>
      <text:p text:style-name="P4"><text:span text:style-name="T9">??/??/?? : test report document</text:span></text:p>
      <text:p text:style-name="P3"/>
      <text:h text:style-name="Heading_20_1" text:outline-level="1">16. Planning Risks and Contingencies</text:h>
      <text:p text:style-name="Default"><text:span text:style-name="T14">Not applicable</text:span></text:p>
      <text:p text:style-name="Default"/>
      <text:h text:style-name="Heading_20_1" text:outline-level="1">17. Approvals</text:h>
      <text:p text:style-name="P1"><text:span text:style-name="T8">Dr. ir. N. Goga will have to approve this test plan in order to proceed to the tests.</text:span></text:p>
      <text:p text:style-name="P3"/>
      <text:h text:style-name="Heading_20_1" text:outline-level="1">18. Glossary</text:h>
      <text:p text:style-name="Default"><text:span text:style-name="T14">Not applicable</text:span></text:p>
      <text:p text:style-name="Defaul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Helvetica" svg:font-family="Helvetic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a" style:text-outline="false" style:text-line-through-style="none" style:text-line-through-type="none" style:text-position="0% 100%" style:font-name="Times New Roman" fo:font-size="10pt" fo:letter-spacing="normal" fo:language="fr" fo:country="FR" fo:font-style="normal" style:text-underline-style="none" fo:font-weight="normal" style:letter-kerning="false" style:font-name-asian="Arial Unicode MS"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style:default-style>
    <style:default-style style:family="paragraph">
      <style:paragraph-properties fo:margin-left="0cm" fo:margin-right="0cm" fo:margin-top="0.494cm" fo:margin-bottom="0.494cm" style:contextual-spacing="false" fo:line-height="100%" fo:text-align="start" style:justify-single-word="false" fo:keep-together="auto" fo:orphans="2" fo:widows="2" fo:hyphenation-ladder-count="no-limit" fo:text-indent="0cm" style:auto-text-indent="false" fo:background-color="#ffffff" fo:padding="0cm" fo:border="none" fo:keep-with-next="auto" text:number-lines="true" text:line-number="0" style:text-autospace="ideograph-alpha" style:punctuation-wrap="hanging" style:line-break="strict" style:tab-stop-distance="1.251cm" style:writing-mode="page">
        <style:background-image/>
      </style:paragraph-properties>
      <style:text-properties fo:font-variant="normal" fo:text-transform="none" fo:color="#00000a" style:text-outline="false" style:text-line-through-style="none" style:text-line-through-type="none" style:text-position="0% 100%" style:font-name="Times New Roman" fo:font-size="10pt" fo:letter-spacing="normal" fo:language="fr" fo:country="FR" fo:font-style="normal" style:text-underline-style="none" fo:font-weight="normal" style:letter-kerning="false" style:font-name-asian="Arial Unicode MS"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text:display="true" fo:padding="0cm" fo:border="non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font-size="12pt" fo:language="en" fo:country="US" style:font-size-asian="12pt" style:language-asian="en" style:country-asian="US"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_26__20_Footer" style:display-name="Header &amp; Footer" style:family="paragraph" style:default-outline-level="">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ffffff" fo:keep-with-next="auto" style:writing-mode="lr-tb">
        <style:tab-stops>
          <style:tab-stop style:position="15.91cm" style:type="right"/>
        </style:tab-stops>
        <style:background-image/>
      </style:paragraph-properties>
      <style:text-properties fo:font-variant="normal" fo:text-transform="none" fo:color="#000000" style:text-outline="false" style:text-line-through-style="none" style:text-line-through-type="none" style:text-position="0% 100%" style:font-name="Helvetica" fo:font-family="Helvetica" style:font-family-generic="roman" style:font-pitch="variable" fo:font-size="12pt" fo:letter-spacing="normal" fo:font-style="normal" style:text-underline-style="none" fo:font-weight="normal" style:letter-kerning="false" style:font-name-asian="Arial Unicode MS" style:font-family-asian="'Arial Unicode MS'" style:font-family-generic-asian="system" style:font-pitch-asian="variable" style:font-size-asian="12pt" style:font-style-asian="normal" style:font-weight-asian="normal" style:font-name-complex="Arial Unicode MS" style:font-family-complex="'Arial Unicode MS'" style:font-family-generic-complex="system" style:font-pitch-complex="variable" style:font-size-complex="12pt" style:font-style-complex="normal" style:font-weight-complex="normal" fo:hyphenate="true" fo:hyphenation-remain-char-count="2" fo:hyphenation-push-char-count="2"/>
    </style:style>
    <style:style style:name="Heading_20_1" style:display-name="Heading 1" style:family="paragraph" style:parent-style-name="Heading" style:default-outline-level="1" style:list-style-name="" style:class="text">
      <style:paragraph-properties fo:margin-left="0.762cm" fo:margin-right="0cm" fo:margin-top="0.423cm" fo:margin-bottom="0.212cm" style:contextual-spacing="false" fo:line-height="100%" fo:text-align="start" style:justify-single-word="false" fo:keep-together="auto" fo:orphans="0" fo:widows="0" fo:hyphenation-ladder-count="no-limit" fo:text-indent="-0.762cm" style:auto-text-indent="false" fo:background-color="#ffffff" fo:keep-with-next="always" style:writing-mode="lr-tb">
        <style:background-image/>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16pt" fo:letter-spacing="normal" fo:language="nl" fo:country="NL" fo:font-style="normal" style:text-underline-style="none" fo:font-weight="bold" style:letter-kerning="true" style:font-name-asian="Arial Unicode MS" style:font-family-asian="'Arial Unicode MS'" style:font-family-generic-asian="system" style:font-pitch-asian="variable" style:font-size-asian="16pt" style:font-style-asian="normal" style:font-weight-asian="bold" style:font-name-complex="Arial Unicode MS" style:font-family-complex="'Arial Unicode MS'" style:font-family-generic-complex="system" style:font-pitch-complex="variable" style:font-size-complex="16pt" style:font-style-complex="normal" style:font-weight-complex="bold" fo:hyphenate="false" fo:hyphenation-remain-char-count="2" fo:hyphenation-push-char-count="2"/>
    </style:style>
    <style:style style:name="Default" style:family="paragraph" style:default-outline-level="">
      <style:paragraph-properties fo:margin-left="0cm" fo:margin-right="0cm" fo:margin-top="0cm" fo:margin-bottom="0cm" style:contextual-spacing="false" fo:line-height="100%" fo:text-align="start" style:justify-single-word="false" fo:keep-together="auto" fo:orphans="0" fo:widows="0" fo:hyphenation-ladder-count="no-limit" fo:text-indent="0cm" style:auto-text-indent="false" fo:background-color="#ffffff" fo:keep-with-next="auto" style:writing-mode="lr-tb">
        <style:background-image/>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letter-spacing="normal" fo:language="nl" fo:country="NL" fo:font-style="normal" style:text-underline-style="none" fo:font-weight="normal" style:letter-kerning="true"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style:font-style-complex="normal" style:font-weight-complex="normal" fo:hyphenate="false" fo:hyphenation-remain-char-count="2" fo:hyphenation-push-char-count="2"/>
    </style:style>
    <style:style style:name="Body" style:family="paragraph" style:default-outline-level="">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ffffff" fo:keep-with-next="auto" style:writing-mode="lr-tb">
        <style:background-image/>
      </style:paragraph-properties>
      <style:text-properties fo:font-variant="normal" fo:text-transform="none" fo:color="#000000" style:text-outline="false" style:text-line-through-style="none" style:text-line-through-type="none" style:text-position="0% 100%" style:font-name="Helvetica" fo:font-family="Helvetica" style:font-family-generic="roman" style:font-pitch="variable" fo:font-size="11pt" fo:letter-spacing="normal" fo:language="en" fo:country="US" fo:font-style="normal" style:text-underline-style="none" fo:font-weight="normal" style:letter-kerning="false" style:font-name-asian="Arial Unicode MS" style:font-family-asian="'Arial Unicode MS'" style:font-family-generic-asian="system" style:font-pitch-asian="variable" style:font-size-asian="11pt" style:font-style-asian="normal" style:font-weight-asian="normal" style:font-name-complex="Arial Unicode MS" style:font-family-complex="'Arial Unicode MS'" style:font-family-generic-complex="system" style:font-pitch-complex="variable" style:font-size-complex="11pt" style:font-style-complex="normal" style:font-weight-complex="normal" fo:hyphenate="true" fo:hyphenation-remain-char-count="2" fo:hyphenation-push-char-count="2"/>
    </style:style>
    <style:style style:name="Heading_20_2" style:display-name="Heading 2" style:family="paragraph" style:parent-style-name="Heading" style:default-outline-level="2" style:list-style-name="" style:class="text">
      <style:paragraph-properties fo:margin-left="1.016cm" fo:margin-right="0cm" fo:margin-top="0.423cm" fo:margin-bottom="0.212cm" style:contextual-spacing="false" fo:line-height="100%" fo:text-align="start" style:justify-single-word="false" fo:keep-together="auto" fo:orphans="0" fo:widows="0" fo:hyphenation-ladder-count="no-limit" fo:text-indent="-1.016cm" style:auto-text-indent="false" fo:background-color="#ffffff" fo:keep-with-next="always" style:writing-mode="lr-tb">
        <style:background-image/>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14pt" fo:letter-spacing="normal" fo:language="nl" fo:country="NL" fo:font-style="italic" style:text-underline-style="none" fo:font-weight="bold" style:letter-kerning="true" style:font-name-asian="Arial Unicode MS" style:font-family-asian="'Arial Unicode MS'" style:font-family-generic-asian="system" style:font-pitch-asian="variable" style:font-size-asian="14pt" style:font-style-asian="italic" style:font-weight-asian="bold" style:font-name-complex="Arial Unicode MS" style:font-family-complex="'Arial Unicode MS'" style:font-family-generic-complex="system" style:font-pitch-complex="variable" style:font-size-complex="14pt" style:font-style-complex="italic" style:font-weight-complex="bold" fo:hyphenate="false" fo:hyphenation-remain-char-count="2" fo:hyphenation-push-char-count="2"/>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fo:font-variant="normal" fo:text-transform="none" style:text-outline="false" style:text-line-through-style="none" style:text-line-through-type="none" style:text-position="0% 100%" fo:letter-spacing="normal" style:letter-kerning="false" style:text-scale="100%" style:font-relief="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Bullets">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333cm" fo:margin-left="0.333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333cm" fo:margin-left="1.392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333cm" fo:margin-left="2.45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333cm" fo:margin-left="3.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333cm" fo:margin-left="4.567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333cm" fo:margin-left="5.625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333cm" fo:margin-left="6.683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333cm" fo:margin-left="7.742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333cm" fo:margin-left="8.8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333cm" fo:margin-left="0.333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333cm" fo:margin-left="1.392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333cm" fo:margin-left="2.45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333cm" fo:margin-left="3.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333cm" fo:margin-left="4.567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333cm" fo:margin-left="5.625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333cm" fo:margin-left="6.683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333cm" fo:margin-left="7.742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333cm" fo:margin-left="8.8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layout-grid-standard-mode="true"/>
    </style:default-page-layout>
  </office:styles>
  <office:automatic-styles>
    <style:style style:name="MP1" style:family="paragraph" style:parent-style-name="Header_20__26__20_Footer">
      <style:paragraph-properties fo:text-align="start" style:justify-single-word="false" style:writing-mode="lr-tb"/>
    </style:style>
    <style:page-layout style:name="Mpm1">
      <style:page-layout-properties fo:page-width="21.001cm" fo:page-height="29.7cm" style:num-format="1" style:print-orientation="portrait" fo:margin-top="1.27cm" fo:margin-bottom="1.27cm" fo:margin-left="2cm" fo:margin-right="2cm" style:writing-mode="rl-tb" style:layout-grid-color="#c0c0c0" style:layout-grid-lines="2643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0.73cm" fo:margin-left="0cm" fo:margin-right="0cm" fo:margin-bottom="0.63cm" style:dynamic-spacing="true"/>
      </style:header-style>
      <style:footer-style>
        <style:header-footer-properties fo:min-height="0.73cm" fo:margin-left="0cm" fo:margin-right="0cm" fo:margin-top="0.63cm" style:dynamic-spacing="true"/>
      </style:footer-style>
    </style:page-layout>
  </office:automatic-styles>
  <office:master-styles>
    <style:master-page style:name="Standard" style:page-layout-name="Mpm1">
      <style:header>
        <text:p text:style-name="MP1"/>
      </style:header>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12-08T22:11:44.311430099</dc:date>
    <meta:document-statistic meta:table-count="1" meta:image-count="0" meta:object-count="0" meta:page-count="4" meta:paragraph-count="118" meta:word-count="611" meta:character-count="3535" meta:non-whitespace-character-count="3026"/>
    <meta:generator>LibreOffice/4.2.8.2$Linux_X86_64 LibreOffice_project/420m0$Build-2</meta:generator>
  </office:meta>
</office:document-meta>
</file>